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enlo-Regular1" svg:font-family="Menlo-Regular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1695e" officeooo:paragraph-rsid="0001695e"/>
    </style:style>
    <style:style style:name="P2" style:family="paragraph" style:parent-style-name="Preformatted_20_Text">
      <style:text-properties officeooo:paragraph-rsid="00023fe7"/>
    </style:style>
    <style:style style:name="P3" style:family="paragraph" style:parent-style-name="Preformatted_20_Text">
      <style:text-properties officeooo:paragraph-rsid="0003d2f5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.5in" fo:margin-right="0in" fo:text-indent="0in" style:auto-text-indent="false"/>
    </style:style>
    <style:style style:name="P6" style:family="paragraph" style:parent-style-name="Preformatted_20_Text">
      <style:paragraph-properties fo:margin-left="0.5in" fo:margin-right="0in" fo:text-indent="0in" style:auto-text-indent="false"/>
      <style:text-properties officeooo:paragraph-rsid="0003d2f5"/>
    </style:style>
    <style:style style:name="P7" style:family="paragraph" style:parent-style-name="Preformatted_20_Text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left="0.5in" fo:margin-right="0in" fo:text-indent="0in" style:auto-text-indent="false"/>
      <style:text-properties fo:font-size="12pt" officeooo:paragraph-rsid="00041190" style:font-size-asian="12pt" style:font-size-complex="12pt"/>
    </style:style>
    <style:style style:name="P9" style:family="paragraph" style:parent-style-name="Preformatted_20_Text">
      <style:paragraph-properties fo:margin-left="0.5in" fo:margin-right="0in" fo:text-indent="0in" style:auto-text-indent="false"/>
      <style:text-properties fo:font-size="12pt" officeooo:paragraph-rsid="000b3d43" style:font-size-asian="12pt" style:font-size-complex="12pt"/>
    </style:style>
    <style:style style:name="P10" style:family="paragraph" style:parent-style-name="Preformatted_20_Text">
      <style:paragraph-properties fo:margin-left="0.5in" fo:margin-right="0in" fo:text-indent="0in" style:auto-text-indent="false"/>
      <style:text-properties fo:font-size="12pt" officeooo:rsid="000c9457" officeooo:paragraph-rsid="000c9457" style:font-size-asian="12pt" style:font-size-complex="12pt"/>
    </style:style>
    <style:style style:name="P11" style:family="paragraph" style:parent-style-name="Preformatted_20_Text">
      <style:paragraph-properties fo:margin-left="0.5in" fo:margin-right="0in" fo:text-indent="0in" style:auto-text-indent="false"/>
      <style:text-properties fo:font-size="12pt" officeooo:rsid="00168ae3" officeooo:paragraph-rsid="00168ae3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0pt" officeooo:paragraph-rsid="00023fe7" style:font-size-asian="10pt" style:font-size-complex="10pt"/>
    </style:style>
    <style:style style:name="P13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officeooo:paragraph-rsid="00023fe7" style:font-size-asian="10pt" style:font-size-complex="10pt"/>
    </style:style>
    <style:style style:name="P14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023fe7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0446c5" officeooo:paragraph-rsid="000513d8"/>
    </style:style>
    <style:style style:name="P16" style:family="paragraph" style:parent-style-name="Text_20_body">
      <style:paragraph-properties fo:margin-left="0.5in" fo:margin-right="0in" fo:text-indent="0in" style:auto-text-indent="false"/>
      <style:text-properties officeooo:rsid="0008c6b6" officeooo:paragraph-rsid="000a66ac"/>
    </style:style>
    <style:style style:name="P17" style:family="paragraph" style:parent-style-name="Standard">
      <style:text-properties officeooo:rsid="0003d2f5" officeooo:paragraph-rsid="0003d2f5"/>
    </style:style>
    <style:style style:name="P18" style:family="paragraph" style:parent-style-name="Standard">
      <style:text-properties officeooo:rsid="000446c5" officeooo:paragraph-rsid="000446c5"/>
    </style:style>
    <style:style style:name="P19" style:family="paragraph" style:parent-style-name="Standard">
      <style:text-properties officeooo:paragraph-rsid="00071d7e"/>
    </style:style>
    <style:style style:name="P20" style:family="paragraph" style:parent-style-name="Standard">
      <style:text-properties officeooo:rsid="00071d7e" officeooo:paragraph-rsid="00071d7e"/>
    </style:style>
    <style:style style:name="P21" style:family="paragraph" style:parent-style-name="Standard">
      <style:text-properties officeooo:rsid="000b3d43" officeooo:paragraph-rsid="000b3d43"/>
    </style:style>
    <style:style style:name="P2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size-asian="11pt"/>
    </style:style>
    <style:style style:name="P23" style:family="paragraph" style:parent-style-name="Standard">
      <style:text-properties officeooo:rsid="0015286c" officeooo:paragraph-rsid="0015286c"/>
    </style:style>
    <style:style style:name="P24" style:family="paragraph" style:parent-style-name="Standard">
      <style:text-properties fo:font-weight="bold" officeooo:rsid="001855cc" style:font-weight-asian="bold" style:font-weight-complex="bold"/>
    </style:style>
    <style:style style:name="P25" style:family="paragraph" style:parent-style-name="Standard">
      <style:text-properties officeooo:rsid="001bd704" officeooo:paragraph-rsid="001bd704"/>
    </style:style>
    <style:style style:name="P26" style:family="paragraph" style:parent-style-name="Standard">
      <style:text-properties officeooo:paragraph-rsid="001bd704"/>
    </style:style>
    <style:style style:name="P27" style:family="paragraph" style:parent-style-name="Text_20_body">
      <style:text-properties officeooo:rsid="0003d2f5" officeooo:paragraph-rsid="0003d2f5"/>
    </style:style>
    <style:style style:name="P28" style:family="paragraph" style:parent-style-name="Text_20_body">
      <style:text-properties officeooo:rsid="0008c6b6" officeooo:paragraph-rsid="0008c6b6"/>
    </style:style>
    <style:style style:name="P29" style:family="paragraph" style:parent-style-name="Preformatted_20_Text">
      <style:paragraph-properties fo:margin-left="1in" fo:margin-right="0in" fo:text-indent="0in" style:auto-text-indent="false"/>
      <style:text-properties fo:font-size="12pt" officeooo:rsid="00168ae3" officeooo:paragraph-rsid="00168ae3" style:font-size-asian="12pt" style:font-size-complex="12pt"/>
    </style:style>
    <style:style style:name="P30" style:family="paragraph" style:parent-style-name="Standard">
      <style:text-properties fo:font-weight="bold" officeooo:rsid="000c9457" officeooo:paragraph-rsid="000c9457" style:font-weight-asian="bold" style:font-weight-complex="bold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text-properties officeooo:rsid="0015286c" officeooo:paragraph-rsid="0019e018"/>
    </style:style>
    <style:style style:name="P33" style:family="paragraph" style:parent-style-name="Standard">
      <style:text-properties fo:color="#000000" style:font-name="Menlo-Regular" fo:font-size="11pt" officeooo:rsid="0015286c" officeooo:paragraph-rsid="0015286c" style:font-size-asian="11pt"/>
    </style:style>
    <style:style style:name="P34" style:family="paragraph" style:parent-style-name="Standard" style:list-style-name="L1">
      <style:paragraph-properties fo:margin-top="0.0398in" fo:margin-bottom="0.0398in" loext:contextual-spacing="false"/>
    </style:style>
    <style:style style:name="P35" style:family="paragraph" style:parent-style-name="Standard" style:list-style-name="L1">
      <style:paragraph-properties fo:margin-top="0.0398in" fo:margin-bottom="0.0398in" loext:contextual-spacing="false"/>
      <style:text-properties officeooo:paragraph-rsid="000a66ac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000000" style:font-name="Menlo-Regular1" fo:font-size="11pt" officeooo:rsid="0015286c" officeooo:paragraph-rsid="0015286c" style:font-size-asian="11pt"/>
    </style:style>
    <style:style style:name="P37" style:family="paragraph" style:parent-style-name="Preformatted_20_Text">
      <style:paragraph-properties fo:margin-left="0.5in" fo:margin-right="0in" fo:text-indent="0in" style:auto-text-indent="false"/>
      <style:text-properties officeooo:paragraph-rsid="000b3d43"/>
    </style:style>
    <style:style style:name="P38" style:family="paragraph" style:parent-style-name="Heading_20_3">
      <style:text-properties officeooo:rsid="000513d8" officeooo:paragraph-rsid="000513d8"/>
    </style:style>
    <style:style style:name="P39" style:family="paragraph" style:parent-style-name="Heading_20_3">
      <style:text-properties officeooo:rsid="0008c6b6" officeooo:paragraph-rsid="0008c6b6"/>
    </style:style>
    <style:style style:name="T1" style:family="text">
      <style:text-properties officeooo:rsid="0001695e"/>
    </style:style>
    <style:style style:name="T2" style:family="text">
      <style:text-properties officeooo:rsid="00023fe7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023fe7" style:font-size-asian="12pt" style:font-size-complex="12pt"/>
    </style:style>
    <style:style style:name="T6" style:family="text">
      <style:text-properties fo:color="#000000" fo:font-size="12pt" officeooo:rsid="00041190" style:font-size-asian="12pt" style:font-size-complex="12pt"/>
    </style:style>
    <style:style style:name="T7" style:family="text">
      <style:text-properties fo:color="#000000" style:font-name="Menlo-Regular1" fo:font-size="11pt" style:font-size-asian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3d2f5" style:font-size-asian="12pt" style:font-size-complex="12pt"/>
    </style:style>
    <style:style style:name="T10" style:family="text">
      <style:text-properties fo:font-size="12pt" officeooo:rsid="000446c5" style:font-size-asian="12pt" style:font-size-complex="12pt"/>
    </style:style>
    <style:style style:name="T11" style:family="text">
      <style:text-properties fo:font-size="12pt" officeooo:rsid="00041190" style:font-size-asian="12pt" style:font-size-complex="12pt"/>
    </style:style>
    <style:style style:name="T12" style:family="text">
      <style:text-properties fo:font-size="12pt" officeooo:rsid="001d7cc7" style:font-size-asian="12pt" style:font-size-complex="12pt"/>
    </style:style>
    <style:style style:name="T13" style:family="text">
      <style:text-properties officeooo:rsid="00041190"/>
    </style:style>
    <style:style style:name="T14" style:family="text">
      <style:text-properties officeooo:rsid="000446c5"/>
    </style:style>
    <style:style style:name="T15" style:family="text">
      <style:text-properties officeooo:rsid="000513d8"/>
    </style:style>
    <style:style style:name="T16" style:family="text">
      <style:text-properties officeooo:rsid="00071d7e"/>
    </style:style>
    <style:style style:name="T17" style:family="text">
      <style:text-properties officeooo:rsid="000a66ac"/>
    </style:style>
    <style:style style:name="T18" style:family="text">
      <style:text-properties style:use-window-font-color="true" officeooo:rsid="000a66ac"/>
    </style:style>
    <style:style style:name="T19" style:family="text">
      <style:text-properties style:use-window-font-color="true" fo:font-size="11pt" style:font-size-asian="11pt"/>
    </style:style>
    <style:style style:name="T20" style:family="text">
      <style:text-properties style:use-window-font-color="true" fo:font-size="11pt" officeooo:rsid="000b3d43" style:font-size-asian="11pt"/>
    </style:style>
    <style:style style:name="T21" style:family="text">
      <style:text-properties style:use-window-font-color="true" fo:font-size="12pt" style:font-size-asian="12pt" style:font-size-complex="12pt"/>
    </style:style>
    <style:style style:name="T22" style:family="text">
      <style:text-properties officeooo:rsid="000b3d43"/>
    </style:style>
    <style:style style:name="T23" style:family="text">
      <style:text-properties officeooo:rsid="000c9457"/>
    </style:style>
    <style:style style:name="T24" style:family="text">
      <style:text-properties officeooo:rsid="000e15a3"/>
    </style:style>
    <style:style style:name="T25" style:family="text">
      <style:text-properties fo:font-style="italic" officeooo:rsid="000e15a3" style:font-style-asian="italic" style:font-style-complex="italic"/>
    </style:style>
    <style:style style:name="T26" style:family="text">
      <style:text-properties fo:font-style="italic" officeooo:rsid="000eb7d3" style:font-style-asian="italic" style:font-style-complex="italic"/>
    </style:style>
    <style:style style:name="T27" style:family="text">
      <style:text-properties fo:font-style="normal" officeooo:rsid="000e15a3" style:font-style-asian="normal" style:font-style-complex="normal"/>
    </style:style>
    <style:style style:name="T28" style:family="text">
      <style:text-properties officeooo:rsid="000eb7d3"/>
    </style:style>
    <style:style style:name="T29" style:family="text">
      <style:text-properties officeooo:rsid="000efb14"/>
    </style:style>
    <style:style style:name="T30" style:family="text">
      <style:text-properties officeooo:rsid="000f8229"/>
    </style:style>
    <style:style style:name="T31" style:family="text">
      <style:text-properties officeooo:rsid="001083b6"/>
    </style:style>
    <style:style style:name="T32" style:family="text">
      <style:text-properties officeooo:rsid="0014754a"/>
    </style:style>
    <style:style style:name="T33" style:family="text">
      <style:text-properties officeooo:rsid="0015286c"/>
    </style:style>
    <style:style style:name="T34" style:family="text">
      <style:text-properties officeooo:rsid="00152f79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e15a3" style:font-weight-asian="bold" style:font-weight-complex="bold"/>
    </style:style>
    <style:style style:name="T37" style:family="text">
      <style:text-properties officeooo:rsid="0019e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M RASP Install Procedure</text:p>
      <text:p text:style-name="Standard">Start with a functioning Linux. There are several Linux distributions to choose from. <text:span text:style-name="T2">Then</text:span> add the following packages:</text:p>
      <text:h text:style-name="Heading_20_3" text:outline-level="3">Fedora</text:h>
      <text:p text:style-name="Standard">perl packages - install with yum:</text:p>
      <text:p text:style-name="Standard"/>
      <text:p text:style-name="P8">sudo yum install perl-DateTime perl-Moose perl-Thread-Queue <text:span text:style-name="T13">\</text:span></text:p>
      <text:p text:style-name="P8"><text:span text:style-name="T13"><text:s text:c="3"/></text:span>perl-Set-Scalar \</text:p>
      <text:p text:style-name="P7"><text:s text:c="3"/>perl-File-Fetch perl-DateTime-Format-Strptime \</text:p>
      <text:p text:style-name="P7"><text:s text:c="3"/>perl-DateTime-Format-Duration perl-List-MoreUtils \</text:p>
      <text:p text:style-name="P7"><text:s text:c="3"/>perl-JSON perl-Net-Lite-FTP.noarch perl-CGI \</text:p>
      <text:p text:style-name="P7"><text:s text:c="3"/>perl-List-MoreUtils</text:p>
      <text:p text:style-name="P4"/>
      <text:p text:style-name="Standard">Linux package<text:span text:style-name="T1">s</text:span>:</text:p>
      <text:p text:style-name="Standard"/>
      <text:p text:style-name="P7">sudo yum install ImageMagick \</text:p>
      <text:p text:style-name="P7"><text:s text:c="3"/>ncl \</text:p>
      <text:p text:style-name="P7"><text:s text:c="3"/>gcc-gfortran \</text:p>
      <text:p text:style-name="P7"><text:s text:c="3"/>netcdf-fortran \</text:p>
      <text:p text:style-name="P7"><text:s text:c="3"/>mailx \</text:p>
      <text:p text:style-name="P7"><text:s text:c="3"/>jasper</text:p>
      <text:h text:style-name="Heading_20_3" text:outline-level="3">Configure mailx</text:h>
      <text:p text:style-name="Standard">Error reports will be mailed to the admin user using mailx, so email must be enabled. If not already enabled, it may be sufficient to update the ~/.mailrc file:</text:p>
      <text:p text:style-name="P2"/>
      <text:p text:style-name="P12"><text:span text:style-name="Source_20_Text"><text:span text:style-name="T4">set from=</text:span></text:span><text:span text:style-name="Source_20_Text"><text:span text:style-name="T5">user@somedomain</text:span></text:span></text:p>
      <text:p text:style-name="P13"><text:span text:style-name="Source_20_Text"><text:span text:style-name="T8"/></text:span></text:p>
      <text:p text:style-name="P12"><text:span text:style-name="Source_20_Text"><text:span text:style-name="T4">set smtp=</text:span></text:span><text:span text:style-name="Source_20_Text"><text:span text:style-name="T5">smtp_url</text:span></text:span></text:p>
      <text:p text:style-name="P12"><text:span text:style-name="Source_20_Text"><text:span text:style-name="T4">set smtp-auth-user=</text:span></text:span><text:span text:style-name="Source_20_Text"><text:span text:style-name="T5">user@somedomain</text:span></text:span></text:p>
      <text:p text:style-name="P14"><text:span text:style-name="Source_20_Text"><text:span text:style-name="T4">set smtp-auth-password=</text:span></text:span><text:span text:style-name="Source_20_Text"><text:span text:style-name="T5">password</text:span></text:span></text:p>
      <text:h text:style-name="Heading_20_3" text:outline-level="3">Install GM RASP</text:h>
      <text:p text:style-name="P27">Create an install directory:</text:p>
      <text:p text:style-name="P27"><text:span text:style-name="Source_20_Text"><text:tab/></text:span><text:span text:style-name="Source_20_Text"><text:span text:style-name="T8">mkdir rasp</text:span></text:span></text:p>
      <text:p text:style-name="Standard">Download RASP</text:p>
      <text:p text:style-name="P3"/>
      <text:p text:style-name="P6"><text:span text:style-name="Source_20_Text"><text:span text:style-name="T9">cd rasp</text:span></text:span></text:p>
      <text:p text:style-name="P6"><text:span text:style-name="Source_20_Text"><text:span text:style-name="T9">git …</text:span></text:span></text:p>
      <text:p text:style-name="P6"><text:span text:style-name="Source_20_Text"><text:span text:style-name="T9"/></text:span></text:p>
      <text:p text:style-name="P17">Get a site key from Google. They will want a credit card number, but unless your site is VERY popular, you’ll never reach the point where they will actually charge you. Now, using your favorite editor, update 2 lines in HTML/index.html:</text:p>
      <text:p text:style-name="P17"/>
      <text:p text:style-name="Standard"><text:soft-page-break/>Update <text:span text:style-name="T13">t</text:span>itle in HTML/index.html as appropriate <text:span text:style-name="T13">to describe your site:</text:span></text:p>
      <text:p text:style-name="Standard"><text:span text:style-name="Source_20_Text"/></text:p>
      <text:p text:style-name="Standard"><text:span text:style-name="Source_20_Text"><text:tab/></text:span><text:span text:style-name="Source_20_Text"><text:span text:style-name="T6">&lt;title</text:span></text:span><text:span text:style-name="Source_20_Text"><text:span text:style-name="T4">&gt;localhost RASP&lt;/</text:span></text:span><text:span text:style-name="Source_20_Text"><text:span text:style-name="T6">title&gt;</text:span></text:span></text:p>
      <text:p text:style-name="Standard"/>
      <text:p text:style-name="Standard"><text:span text:style-name="T13">Update the</text:span> site key <text:span text:style-name="T13">using the key you got from Google:</text:span></text:p>
      <text:p text:style-name="Preformatted_20_Text"/>
      <text:p text:style-name="Preformatted_20_Text"><text:tab/><text:span text:style-name="Source_20_Text"><text:span text:style-name="T11">&amp;key</text:span></text:span><text:span text:style-name="Source_20_Text"><text:span text:style-name="T4">=</text:span></text:span><text:span text:style-name="Source_20_Text"><text:span text:style-name="T6">your_key</text:span></text:span></text:p>
      <text:p text:style-name="P22"/>
      <text:p text:style-name="Standard">Install WRF/WPS executables in bin. <text:span text:style-name="T13">They aren’t provided in GM RASP. Note that GM RASP is tuned for a serial version of these tools on a dual processor system. A multi-processor version of these tools can actually take longer to complete a run. It’s faster to run two serial WRF jobs simultaneously than to run two dual-processor jobs sequentially. Notes on how I build these executables are provided below.</text:span></text:p>
      <text:p text:style-name="Standard"/>
      <text:p text:style-name="Standard">Update site_params as appropriate for your site. <text:span text:style-name="T14">The file should be self explanatory.</text:span></text:p>
      <text:p text:style-name="Preformatted_20_Text"/>
      <text:p text:style-name="Standard">Add the following to ~/.bashrc for convenience</text:p>
      <text:p text:style-name="Standard"/>
      <text:p text:style-name="P5"><text:span text:style-name="Source_20_Text"><text:span text:style-name="T8">export RASPBASE=</text:span></text:span><text:span text:style-name="Source_20_Text"><text:span text:style-name="T10">full_</text:span></text:span><text:span text:style-name="Source_20_Text"><text:span text:style-name="T8">path-to-your-install-directory</text:span></text:span></text:p>
      <text:p text:style-name="P5"><text:span text:style-name="Source_20_Text"><text:span text:style-name="T8">export PATH=$PATH:$RASPBASE/bin</text:span></text:span></text:p>
      <text:p text:style-name="P5"><text:span text:style-name="Source_20_Text"><text:span text:style-name="T8">export LD_LIBRARY_PATH+=$RASPBASE/lib</text:span></text:span></text:p>
      <text:p text:style-name="P5"><text:span text:style-name="Source_20_Text"><text:span text:style-name="T8"/></text:span></text:p>
      <text:p text:style-name="P5"><text:span text:style-name="Source_20_Text"><text:span text:style-name="T8">alias torasp="cd $RASPBASE"</text:span></text:span></text:p>
      <text:p text:style-name="Preformatted_20_Text"/>
      <text:p text:style-name="Standard">I added the following to crontab to automate running. Modify this as appropriate for your time zone and needs.</text:p>
      <text:p text:style-name="Preformatted_20_Text"/>
      <text:p text:style-name="P5"><text:span text:style-name="Source_20_Text"><text:span text:style-name="T12"><text:s/>0</text:span></text:span><text:span text:style-name="Source_20_Text"><text:span text:style-name="T8"> 2</text:span></text:span><text:span text:style-name="Source_20_Text"><text:span text:style-name="T12">1</text:span></text:span><text:span text:style-name="Source_20_Text"><text:span text:style-name="T8"> * * * path_to_your_install_directory/bin/runit -t <text:s/>1 -d</text:span></text:span></text:p>
      <text:p text:style-name="P5"><text:span text:style-name="Source_20_Text"><text:span text:style-name="T12">10</text:span></text:span><text:span text:style-name="Source_20_Text"><text:span text:style-name="T8"> 0</text:span></text:span><text:span text:style-name="Source_20_Text"><text:span text:style-name="T12">2</text:span></text:span><text:span text:style-name="Source_20_Text"><text:span text:style-name="T8"> * * * path_to_your_install_directory/bin/runit -t <text:s/>6 -d</text:span></text:span></text:p>
      <text:p text:style-name="P5"><text:span text:style-name="Source_20_Text"><text:span text:style-name="T8"><text:s/></text:span></text:span><text:span text:style-name="Source_20_Text"><text:span text:style-name="T12">0</text:span></text:span><text:span text:style-name="Source_20_Text"><text:span text:style-name="T8"> 16 * * * path_to_your_install_directory/bin/runit -t 18 -d</text:span></text:span></text:p>
      <text:p text:style-name="Preformatted_20_Text"/>
      <text:p text:style-name="P18">At this point you should be able to run the provided sample regions:</text:p>
      <text:p text:style-name="P18"><text:span text:style-name="Source_20_Text"><text:tab/></text:span></text:p>
      <text:p text:style-name="P18"><text:span text:style-name="Source_20_Text"><text:tab/>bin/GM.pl -t 7 Panoch/nam</text:span></text:p>
      <text:p text:style-name="Preformatted_20_Text"/>
      <text:p text:style-name="P18">Note this runs a specific region/model/date. Running the entire suite takes several hours. <text:span text:style-name="T15">Once this works, disable the sample regions in some way. One way is to rename the run.parameters files</text:span></text:p>
      <text:p text:style-name="P18"/>
      <text:p text:style-name="P15"><text:span text:style-name="Source_20_Text"><text:span text:style-name="T15">for f in */*.run.parameters; do</text:span></text:span></text:p>
      <text:p text:style-name="P15"><text:span text:style-name="Source_20_Text"><text:span text:style-name="T15">mv $f ${f}+</text:span></text:span></text:p>
      <text:p text:style-name="P15"><text:span text:style-name="Source_20_Text"><text:span text:style-name="T15">done</text:span></text:span></text:p>
      <text:h text:style-name="P38" text:outline-level="3">Create New Region</text:h>
      <text:p text:style-name="Standard">Create a new top-level directory:</text:p>
      <text:p text:style-name="Standard"/>
      <text:p text:style-name="P5"><text:span text:style-name="Source_20_Text"><text:span text:style-name="T8">mkdir NewRegion</text:span></text:span></text:p>
      <text:p text:style-name="Preformatted_20_Text"/>
      <text:p text:style-name="Standard">Copy prototype geogrid to new directory.</text:p>
      <text:p text:style-name="Standard"/>
      <text:p text:style-name="P5"><text:span text:style-name="Source_20_Text"><text:span text:style-name="T8">mkdir NewRegion/12x4km</text:span></text:span></text:p>
      <text:p text:style-name="P5"><text:span text:style-name="Source_20_Text"><text:span text:style-name="T8">cp NewEngland/12x4km/namelist.wps NewRegion/12x4km</text:span></text:span></text:p>
      <text:p text:style-name="Preformatted_20_Text"><text:soft-page-break/></text:p>
      <text:p text:style-name="P19"><text:span text:style-name="T16">namelist.wps is used to control the WPS utilities, including geogrid. This prototype uses a 12km grid for the outer domain, and a 4km grid for the inner domain. The inner domain is what will be plotted. </text:span>Edit namelist.wps in the geogrid directory <text:s/>to represent the new geography. Start with ref_lat and ref_lon making them the center of the new region.</text:p>
      <text:p text:style-name="P19"/>
      <text:p text:style-name="Standard">To view the new region,</text:p>
      <text:p text:style-name="Preformatted_20_Text"/>
      <text:p text:style-name="P5"><text:span text:style-name="Source_20_Text"><text:span text:style-name="T8">cd NewRegion/12x4km</text:span></text:span></text:p>
      <text:p text:style-name="P5"><text:span text:style-name="Source_20_Text"><text:span text:style-name="T8">plotgrids</text:span></text:span></text:p>
      <text:p text:style-name="Preformatted_20_Text"/>
      <text:p text:style-name="Standard">plotgrids will produce an image showing domain 1 with domain 2 as a white box inside. Examine <text:span text:style-name="T16">the </text:span>region enclosed by <text:span text:style-name="T16">the </text:span>white line - make it correct. Changing i_parent_start and j_parent_start will move the lower left corner of the white box. Changing e_we and e_sn will change the size of the boxes. See the online documentation for the geogrid parameters.</text:p>
      <text:p text:style-name="Standard"/>
      <text:p text:style-name="P20">Alternatively the domain wizard can be used.</text:p>
      <text:p text:style-name="Preformatted_20_Text"/>
      <text:p text:style-name="Standard">When everything is OK,</text:p>
      <text:p text:style-name="Preformatted_20_Text"/>
      <text:p text:style-name="P5"><text:span text:style-name="Source_20_Text"><text:span text:style-name="T8">geogrid.exe</text:span></text:span></text:p>
      <text:p text:style-name="Preformatted_20_Text"/>
      <text:p text:style-name="Standard">to create the .nc files. <text:span text:style-name="T16">These are used during the run to build the input data for WRF.</text:span></text:p>
      <text:p text:style-name="Preformatted_20_Text"/>
      <text:p text:style-name="Standard">To set up initial run parameters,</text:p>
      <text:p text:style-name="Preformatted_20_Text"/>
      <text:p text:style-name="P5"><text:span text:style-name="Source_20_Text"><text:span text:style-name="T8">cp NewEngland/nam.run.parameters NewRegion</text:span></text:span></text:p>
      <text:p text:style-name="Preformatted_20_Text"/>
      <text:p text:style-name="Standard">Edit as appropriate. <text:span text:style-name="T29">Note that the plotTimes are Zulu, and day is number of days into the future to model, eg. changing day to 1 will cause tomorrow’s forecast to be generated. </text:span>Start testing/running</text:p>
      <text:p text:style-name="Preformatted_20_Text"/>
      <text:p text:style-name="P7">GM.pl NewRegion</text:p>
      <text:p text:style-name="Preformatted_20_Text"/>
      <text:p text:style-name="Standard">Airspace files are located in the HTML sub-directory. The text version of the files have extension .kml, and in compressed form they are .kmz files. For use by Google Maps, they can be no larger than 3 MB - .kml or .kmz. When compressed, the uncompressed file can be no larger than 10 MB. The allusa file from the turnpoint exchange is MUCH larger than this. A script is provided to break this large file into smaller files that pass the size restriction.</text:p>
      <text:p text:style-name="Preformatted_20_Text"/>
      <text:p text:style-name="Standard">The procedure is:</text:p>
      <text:p text:style-name="Preformatted_20_Text"/>
      <text:p text:style-name="Standard">Download the All of US airspace file from the turnpoint exchange in GoogleEarth format. Put this file into the HTML sub-directory. Then, in the HTML sub-directory:</text:p>
      <text:p text:style-name="Preformatted_20_Text"/>
      <text:p text:style-name="P7">./split.sh</text:p>
      <text:p text:style-name="P7"/>
      <text:p text:style-name="Standard">This will split the allusa file into 1 file per airspace type. Currently, five of these files are used. Should other airspace file(s) be desired, put them into the HTML sub-directory and edit the site_params file</text:p>
      <text:p text:style-name="Standard">as appropriate. Processing these files involves Google reading them, so they need to be on a public web site. The airspaceBaseUrl variable in site_params can be used so that the files can be on a site different from the rasp server - useful when using localhost for site development.</text:p>
      <text:p text:style-name="Preformatted_20_Text"><text:soft-page-break/></text:p>
      <text:h text:style-name="P39" text:outline-level="3">Running GM RASP</text:h>
      <text:p text:style-name="P28">GM.pl is the control code for building downloading the data files from NOAA, and processing them through WRF, plotting the results, <text:span text:style-name="T17">and optionally pushing the results to the web server</text:span>. <text:span text:style-name="T17">The order of the arguments is unimportant.</text:span></text:p>
      <text:p text:style-name="P16"><text:span text:style-name="Source_20_Text"><text:span text:style-name="T18">GM.pl </text:span></text:span><text:span text:style-name="Source_20_Text"><text:span text:style-name="T19">[jobarg*] [-d] [-t xx] [-v] [-s stage] </text:span></text:span><text:span text:style-name="Source_20_Text"><text:span text:style-name="T20">[-h]</text:span></text:span></text:p>
      <text:list xml:id="list3557925884" text:style-name="L1">
        <text:list-item>
          <text:p text:style-name="P34">jobarg is zero <text:span text:style-name="T24">or</text:span> more region/run.parameter references. If not specified, *.run.parameters from the current directory will be run. If that doesn't find any parameter files, $BINDIR/../*/*.run.parameters will be run, where $BINDIR is the location of <text:span text:style-name="T17">the GM.pl</text:span> script. Not providing any jobargs will normally run all the region/run.parameter<text:span text:style-name="T24">s</text:span> jobs.</text:p>
        </text:list-item>
        <text:list-item>
          <text:p text:style-name="P34">If jobarg(s) are provided, they are passed through the bash filename expansion capabilities to find run.parameter files to run, <text:span text:style-name="T24">ie. </text:span><text:span text:style-name="T25">jobarg</text:span><text:span text:style-name="T27">.run.parameters is used to find run.parameters files</text:span>. <text:span text:style-name="T28">If that fails, </text:span><text:span text:style-name="T26">jobarg</text:span><text:span text:style-name="T28">/*.run.parameters will be tried.</text:span> Useful variations include:</text:p>
          <text:list>
            <text:list-item>
              <text:p text:style-name="P34">NewEngland - will run all <text:span text:style-name="T24">r</text:span>un.parameters files found in NewEngland</text:p>
            </text:list-item>
            <text:list-item>
              <text:p text:style-name="P34">NewEngland/nam - will run NewEngland/nam.run.parameters</text:p>
            </text:list-item>
            <text:list-item>
              <text:p text:style-name="P35">NewEngland/gfs\* - will run all NewEngland/gfs run.parameters</text:p>
            </text:list-item>
          </text:list>
        </text:list-item>
        <text:list-item>
          <text:p text:style-name="P35">-d will purge results for days prior to today</text:p>
        </text:list-item>
        <text:list-item>
          <text:p text:style-name="P34">-t xx specifies the requested model run time (in zulu hours). The minutesand seconds in the current zulu time are zeroed, and the hour is set <text:span text:style-name="T17">t</text:span>o the argument. Pre-pending the time with + or - signs will adjust the time by a day. <text:span text:style-name="T17">For example,</text:span> -t +5 says to set the run time to 5Z tomorrow. Specifying -t -5 says to use yesterday's data. Then for each weather model being run, the time is rounded down to the latest valid run time for that model. For example, specifying -t 7 for gfs or nam will result <text:span text:style-name="T17">i</text:span>n using the results of the 06z run because <text:span text:style-name="T17">these models</text:span> only run every 6 hours. This same -t 7 will use the 07z run from rap or hrrr because they runevery hour.</text:p>
        </text:list-item>
        <text:list-item>
          <text:p text:style-name="P34">-v increases verbosity to the log output. -v -v increases it even more.</text:p>
        </text:list-item>
        <text:list-item>
          <text:p text:style-name="P34">-s stage <text:span text:style-name="T22">says skip stages prior to the one specified, and </text:span>start processing at <text:span text:style-name="T22">the specified</text:span> stage. <text:span text:style-name="T22">This is useful</text:span> for testing new features and control flow. For example, -s ungrib start<text:span text:style-name="T22">s</text:span> processing at the ungrib stage bypassing downloading data, assuming that data has already been downloaded. Note that this feature always requires that the corresponding downloads are available. Specifying -s wrf still requires the downloads to be available, even though they won't be used in the computations. Use the -h option to see the list of stage keywords.</text:p>
        </text:list-item>
      </text:list>
      <text:h text:style-name="Heading_20_3" text:outline-level="3">Building executables</text:h>
      <text:p text:style-name="P21">Notes on building WPS/WRF v<text:span text:style-name="T30">4.0.3</text:span> <text:span text:style-name="T23">on Fedora 28</text:span></text:p>
      <text:p text:style-name="P21"/>
      <text:p text:style-name="P9">sudo yum install jasper-devel libpng-devel <text:span text:style-name="T22">\</text:span></text:p>
      <text:p text:style-name="P37"><text:span text:style-name="T8"><text:tab/>netcdf-fortran-devel libtirpc-devel</text:span></text:p>
      <text:p text:style-name="Preformatted_20_Text"/>
      <text:p text:style-name="Standard">In performance testing, it was found that a shared-memory parallel build of wrf is only about 50% faster than a serial version. As a result, this version of RASP is tuned for using the serial build which results in actually completing a multi-day multi-model run quicker <text:span text:style-name="T24">by </text:span>running the tasks in parallel, ie. running 2 serial wrf's in parallel is faster than running them as parallel tasks, but <text:span text:style-name="T23">sequentially </text:span>one after the other.</text:p>
      <text:p text:style-name="Preformatted_20_Text"><text:soft-page-break/></text:p>
      <text:p text:style-name="P30">Build WRF</text:p>
      <text:p text:style-name="P24"/>
      <text:p text:style-name="P7">mkdir netcdf</text:p>
      <text:p text:style-name="P7">ln -s /usr/<text:span text:style-name="T32">include</text:span> netcdf/include</text:p>
      <text:p text:style-name="P7">ln -s /usr/lib64 netcdf/lib</text:p>
      <text:p text:style-name="P7">NETCDF=$PWD/netcdf WRFIO_NCD_LARGE_FILE_SUPPORT=1 ./configure</text:p>
      <text:p text:style-name="P7"/>
      <text:p text:style-name="Standard">Choose gfortran, basic nesting</text:p>
      <text:p text:style-name="P26">Apply Dr. Jack’s patches.</text:p>
      <text:p text:style-name="P25">Edit configure.wrf</text:p>
      <text:list xml:id="list90552696" text:style-name="L2">
        <text:list-item>
          <text:p text:style-name="P31"><text:span text:style-name="T37">A</text:span>dd -ltirpc to the end of LIB_EXTERNAL</text:p>
        </text:list-item>
        <text:list-item>
          <text:p text:style-name="P32"><text:span text:style-name="T37">A</text:span>dd the following line after <text:span text:style-name="T7">-I$(NETCDFPATH)/include </text:span><text:span text:style-name="T3">\</text:span></text:p>
        </text:list-item>
      </text:list>
      <text:p text:style-name="P33"/>
      <text:p text:style-name="P36">-I$(NETCDFPATH)/lib/gfortran/modules</text:p>
      <text:p text:style-name="Standard"/>
      <text:p text:style-name="P23">Then build using:</text:p>
      <text:p text:style-name="P23"/>
      <text:p text:style-name="P7">CPATH="/usr/include/tirpc" ./compile em_real <text:span text:style-name="T31">|&amp; tee build.log</text:span></text:p>
      <text:p text:style-name="P10">cp -p main/real.exe main/wrf.exe $RASPBASE/<text:span text:style-name="T31">bin</text:span></text:p>
      <text:p text:style-name="Preformatted_20_Text"/>
      <text:p text:style-name="Standard"><text:span text:style-name="T36">B</text:span><text:span text:style-name="T35">uild WPS</text:span></text:p>
      <text:p text:style-name="P7"/>
      <text:p text:style-name="P7">mkdir netcdf</text:p>
      <text:p text:style-name="P7">ln -s /usr/<text:span text:style-name="T33">include</text:span> netcdf/include</text:p>
      <text:p text:style-name="P7">ln -s /usr/lib64 netcdf/lib</text:p>
      <text:p text:style-name="P7">NETCDF=$PWD/netcdf ./configure</text:p>
      <text:p text:style-name="P7"/>
      <text:p text:style-name="Standard">edit configure.wps to have -lnetcdff before the -lnetcdf</text:p>
      <text:p text:style-name="Standard"/>
      <text:p text:style-name="P7">NETCDF=$PWD/netcdf ./compile <text:span text:style-name="T34">|&amp; tee build.log</text:span></text:p>
      <text:p text:style-name="P11">cp -p geogrid/geogrid.exe ungrib/ungrib.exe \</text:p>
      <text:p text:style-name="P29">metgrid/metgrid.exe $RASPBASE/bin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enlo-Regular1" svg:font-family="Menlo-Regular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12:16:15.814504695</dc:date>
    <meta:editing-duration>PT5H33M16S</meta:editing-duration>
    <meta:editing-cycles>9</meta:editing-cycles>
    <meta:generator>LibreOffice/6.0.7.3.0$Linux_X86_64 LibreOffice_project/00$Build-3</meta:generator>
    <meta:document-statistic meta:table-count="0" meta:image-count="0" meta:object-count="0" meta:page-count="5" meta:paragraph-count="117" meta:word-count="1396" meta:character-count="8908" meta:non-whitespace-character-count="7598"/>
  </office:meta>
</office:document-meta>
</file>